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ce4e5" draw:textarea-horizontal-align="justify" draw:textarea-vertical-align="top" draw:auto-grow-height="false" fo:min-height="9.529cm" fo:min-width="8.136cm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1.405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1.274cm" fo:min-width="8.77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color="#ef413d"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655cm" fo:min-width="6.104cm"/>
    </style:style>
    <style:style style:name="P1" style:family="paragraph">
      <style:paragraph-properties fo:text-align="center"/>
      <style:text-properties fo:font-weight="bold"/>
    </style:style>
    <style:style style:name="P2" style:family="paragraph">
      <loext:graphic-properties draw:fill-color="#bce4e5"/>
      <style:paragraph-properties fo:text-align="center"/>
      <style:text-properties fo:font-size="22pt" fo:font-weight="bold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Roboto" fo:font-weight="bold"/>
    </style:style>
    <style:style style:name="P5" style:family="paragraph">
      <loext:graphic-properties draw:fill-color="#adc5e7"/>
      <style:paragraph-properties fo:text-align="center"/>
      <style:text-properties style:font-name="Roboto" fo:font-size="24pt" fo:font-weight="bold" style:font-size-asian="24pt" style:font-size-complex="24pt"/>
    </style:style>
    <style:style style:name="P6" style:family="paragraph">
      <style:text-properties fo:font-weight="bold"/>
    </style:style>
    <style:style style:name="P7" style:family="paragraph">
      <loext:graphic-properties draw:fill="none" draw:fill-color="#ffffff"/>
      <style:text-properties fo:font-size="26pt" fo:font-weight="bold" style:font-size-asian="26pt" style:font-size-complex="2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bce4e5"/>
      <style:paragraph-properties fo:text-align="center"/>
      <style:text-properties fo:font-size="24pt" fo:font-weight="bold" style:font-size-asian="24pt" style:font-size-complex="24pt"/>
    </style:style>
    <style:style style:name="P10" style:family="paragraph">
      <style:paragraph-properties fo:text-align="center"/>
      <style:text-properties style:font-name="Roboto"/>
    </style:style>
    <style:style style:name="P11" style:family="paragraph">
      <style:paragraph-properties fo:text-align="center"/>
      <style:text-properties style:font-name="Roboto" fo:font-size="26pt" style:font-size-asian="26pt" style:font-size-complex="26pt"/>
    </style:style>
    <style:style style:name="P12" style:family="paragraph">
      <loext:graphic-properties draw:fill-color="#adc5e7"/>
      <style:paragraph-properties fo:text-align="center"/>
      <style:text-properties fo:font-size="24pt" fo:font-weight="bold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636cm" svg:height="9.779cm" svg:x="2.524cm" svg:y="1.508cm"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1.905cm" svg:x="3.413cm" svg:y="2.397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1.905cm" svg:x="7.858cm" svg:y="4.175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1.905cm" svg:x="4.556cm" svg:y="6.588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1.905cm" svg:x="8.747cm" svg:y="8.239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271cm" svg:height="1.524cm" svg:x="2.016cm" svg:y="13.065cm">
          <text:p text:style-name="P4"><text:span text:style-name="T2"><text:s text:c="2"/></text:span><text:span text:style-name="T2">1 <text:s text:c="6"/>2 <text:s text:c="3"/></text:span><text:span text:style-name="T2"><text:s text:c="4"/>3 <text:s text:c="7"/>4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1cm" svg:height="1.276cm" svg:x="4.126cm" svg:y="14.843cm">
          <draw:text-box>
            <text:p text:style-name="P6"><text:span text:style-name="T3">Python List</text:span></text:p>
          </draw:text-box>
        </draw:frame>
        <draw:line draw:style-name="gr5" draw:text-style-name="P8" draw:layer="layout" svg:x1="3.413cm" svg:y1="13.319cm" svg:x2="4.175cm" svg:y2="4.175cm">
          <text:p/>
        </draw:line>
        <draw:line draw:style-name="gr5" draw:text-style-name="P8" draw:layer="layout" svg:x1="5.445cm" svg:y1="13.319cm" svg:x2="8.366cm" svg:y2="6.08cm">
          <text:p/>
        </draw:line>
        <draw:line draw:style-name="gr5" draw:text-style-name="P8" draw:layer="layout" svg:x1="7.858cm" svg:y1="13.319cm" svg:x2="5.572cm" svg:y2="8.493cm">
          <text:p/>
        </draw:line>
        <draw:custom-shape draw:style-name="gr1" draw:text-style-name="P9" draw:layer="layout" svg:width="8.636cm" svg:height="9.779cm" svg:x="16.113cm" svg:y="1.635cm">
          <text:p text:style-name="P1"><text:span text:style-name="T2">Memory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6.604cm" svg:height="1.905cm" svg:x="16.621cm" svg:y="3.032cm">
          <text:p text:style-name="P10"><text:span text:style-name="T3">1 <text:s text:c="2"/>2 <text:s text:c="2"/>3 <text:s text:c="2"/>4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9.271cm" svg:height="1.524cm" svg:x="16.621cm" svg:y="13.065cm">
          <text:p text:style-name="P1"><text:span text:style-name="T2">Tensor or NDArray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0.223cm" svg:y1="13.447cm" svg:x2="9.842cm" svg:y2="10.145cm">
          <text:p/>
        </draw:line>
        <draw:line draw:style-name="gr5" draw:text-style-name="P8" draw:layer="layout" svg:x1="18.653cm" svg:y1="12.938cm" svg:x2="17.002cm" svg:y2="4.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7T14:43:37.393328544</meta:creation-date>
    <dc:date>2020-09-07T15:26:14.837621225</dc:date>
    <meta:editing-duration>PT42M32S</meta:editing-duration>
    <meta:editing-cycles>10</meta:editing-cycles>
    <meta:generator>LibreOffice/6.0.7.3$Linux_X86_64 LibreOffice_project/00m0$Build-3</meta:generator>
    <meta:document-statistic meta:object-count="15"/>
  </office:meta>
</office:document-meta>
</file>